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3EC00000CE45FEA8947D4691A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6.783cm" svg:x="1.181cm" svg:y="2.512cm">
          <draw:image xlink:href="Pictures/10000000000013EC00000CE45FEA8947D4691A2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7T19:32:24.771000000</meta:creation-date>
    <dc:date>2022-12-27T19:36:13.314000000</dc:date>
    <meta:editing-duration>PT3M50S</meta:editing-duration>
    <meta:editing-cycles>1</meta:editing-cycles>
    <meta:document-statistic meta:object-count="1"/>
    <meta:generator>LibreOffice/7.0.4.2$Windows_X86_64 LibreOffice_project/dcf040e67528d9187c66b2379df5ea4407429775</meta:generator>
  </office:meta>
</office:document-meta>
</file>